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Web" style:master-page-name="MP0" style:family="paragraph">
      <style:paragraph-properties fo:break-before="page" fo:border="0.0034in solid #D9D9E3" fo:padding="0in" style:shadow="none" fo:margin-top="0in" fo:margin-bottom="0.2083in" fo:background-color="#444654"/>
      <style:text-properties style:font-name="Segoe UI" style:font-name-complex="Segoe UI" fo:color="#FFFFFF"/>
    </style:style>
    <style:style style:name="P2" style:parent-style-name="NormaleWeb" style:family="paragraph">
      <style:paragraph-properties fo:border="0.0034in solid #D9D9E3" fo:padding="0in" style:shadow="none" fo:margin-top="0.2083in" fo:margin-bottom="0.2083in" fo:background-color="#444654"/>
      <style:text-properties style:font-name="Segoe UI" style:font-name-complex="Segoe UI" fo:color="#FFFFFF"/>
    </style:style>
    <style:style style:name="P3" style:parent-style-name="NormaleWeb" style:family="paragraph">
      <style:paragraph-properties fo:border="0.0034in solid #D9D9E3" fo:padding="0in" style:shadow="none" fo:margin-top="0.2083in" fo:margin-bottom="0.2083in" fo:background-color="#444654"/>
      <style:text-properties style:font-name="Segoe UI" style:font-name-complex="Segoe UI" fo:color="#FFFFFF"/>
    </style:style>
    <style:style style:name="P4" style:parent-style-name="NormaleWeb" style:family="paragraph">
      <style:paragraph-properties fo:border="0.0034in solid #D9D9E3" fo:padding="0in" style:shadow="none" fo:margin-top="0.2083in" fo:margin-bottom="0in" fo:background-color="#444654"/>
    </style:style>
    <style:style style:name="T5" style:parent-style-name="Car.predefinitoparagrafo" style:family="text">
      <style:text-properties style:font-name="Segoe UI" style:font-name-complex="Segoe UI" fo:color="#FFFFFF"/>
    </style:style>
    <style:style style:name="T6" style:parent-style-name="CodiceHTML" style:family="text">
      <style:text-properties fo:font-weight="bold" style:font-weight-asian="bold" style:font-weight-complex="bold" fo:color="#FFFFFF" fo:font-size="10.5pt" style:font-size-asian="10.5pt" style:font-size-complex="10.5pt"/>
    </style:style>
    <style:style style:name="T7" style:parent-style-name="Car.predefinitoparagrafo" style:family="text">
      <style:text-properties style:font-name="Segoe UI" style:font-name-complex="Segoe UI" fo:color="#FFFFFF"/>
    </style:style>
    <style:style style:name="T8" style:parent-style-name="CodiceHTML" style:family="text">
      <style:text-properties fo:font-weight="bold" style:font-weight-asian="bold" style:font-weight-complex="bold" fo:color="#FFFFFF" fo:font-size="10.5pt" style:font-size-asian="10.5pt" style:font-size-complex="10.5pt"/>
    </style:style>
    <style:style style:name="T9" style:parent-style-name="Car.predefinitoparagrafo" style:family="text">
      <style:text-properties style:font-name="Segoe UI" style:font-name-complex="Segoe UI" fo:color="#FFFFFF"/>
    </style:style>
    <style:style style:name="T10" style:parent-style-name="CodiceHTML" style:family="text">
      <style:text-properties fo:font-weight="bold" style:font-weight-asian="bold" style:font-weight-complex="bold" fo:color="#FFFFFF" fo:font-size="10.5pt" style:font-size-asian="10.5pt" style:font-size-complex="10.5pt"/>
    </style:style>
    <style:style style:name="T11" style:parent-style-name="Car.predefinitoparagrafo" style:family="text">
      <style:text-properties style:font-name="Segoe UI" style:font-name-complex="Segoe UI" fo:color="#FFFFFF"/>
    </style:style>
    <style:style style:name="T12" style:parent-style-name="CodiceHTML" style:family="text">
      <style:text-properties fo:font-weight="bold" style:font-weight-asian="bold" style:font-weight-complex="bold" fo:color="#FFFFFF" fo:font-size="10.5pt" style:font-size-asian="10.5pt" style:font-size-complex="10.5pt"/>
    </style:style>
    <style:style style:name="T13" style:parent-style-name="Car.predefinitoparagrafo" style:family="text">
      <style:text-properties style:font-name="Segoe UI" style:font-name-complex="Segoe UI" fo:color="#FFFFFF"/>
    </style:style>
    <style:style style:name="T14" style:parent-style-name="Car.predefinitoparagrafo" style:family="text">
      <style:text-properties style:font-name="Segoe UI" style:font-name-complex="Segoe UI" fo:color="#FFFFFF"/>
    </style:style>
    <style:style style:name="T15" style:parent-style-name="Car.predefinitoparagrafo" style:family="text">
      <style:text-properties style:font-name="Segoe UI" style:font-name-complex="Segoe UI" fo:color="#FFFFFF"/>
    </style:style>
    <style:style style:name="P16" style:parent-style-name="Normale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C7832" fo:font-size="10pt" style:font-size-asian="10pt" style:font-size-complex="10pt" style:language-asian="it" style:country-asian="IT"/>
    </style:style>
    <style:style style:name="P17" style:parent-style-name="Normale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" style:parent-style-name="Car.predefinitoparagrafo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it" style:country-asian="IT"/>
    </style:style>
    <style:style style:name="T19" style:parent-style-name="Car.predefinitoparagrafo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it" style:country-asian="IT"/>
    </style:style>
    <style:style style:name="T20" style:parent-style-name="Car.predefinitoparagrafo" style:family="text">
      <style:text-properties style:font-name="Courier New" style:font-name-asian="Times New Roman" style:font-name-complex="Courier New" fo:color="#9876AA" fo:font-size="10pt" style:font-size-asian="10pt" style:font-size-complex="10pt" style:language-asian="it" style:country-asian="IT"/>
    </style:style>
    <style:style style:name="T21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22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23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24" style:parent-style-name="Car.predefinitoparagrafo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it" style:country-asian="IT"/>
    </style:style>
    <style:style style:name="T25" style:parent-style-name="Car.predefinitoparagrafo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it" style:country-asian="IT"/>
    </style:style>
    <style:style style:name="T26" style:parent-style-name="Car.predefinitoparagrafo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it" style:country-asian="IT"/>
    </style:style>
    <style:style style:name="T27" style:parent-style-name="Car.predefinitoparagrafo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it" style:country-asian="IT"/>
    </style:style>
    <style:style style:name="T28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29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30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31" style:parent-style-name="Car.predefinitoparagrafo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it" style:country-asian="IT"/>
    </style:style>
    <style:style style:name="T32" style:parent-style-name="Car.predefinitoparagrafo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it" style:country-asian="IT"/>
    </style:style>
    <style:style style:name="T33" style:parent-style-name="Car.predefinitoparagrafo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it" style:country-asian="IT"/>
    </style:style>
    <style:style style:name="T34" style:parent-style-name="Car.predefinitoparagrafo" style:family="text">
      <style:text-properties style:font-name="Courier New" style:font-name-asian="Times New Roman" style:font-name-complex="Courier New" fo:color="#9876AA" fo:font-size="10pt" style:font-size-asian="10pt" style:font-size-complex="10pt" style:language-asian="it" style:country-asian="IT"/>
    </style:style>
    <style:style style:name="T35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36" style:parent-style-name="Car.predefinitoparagrafo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it" style:country-asian="IT"/>
    </style:style>
    <style:style style:name="T37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38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39" style:parent-style-name="Car.predefinitoparagrafo" style:family="text">
      <style:text-properties style:font-name="Courier New" style:font-name-asian="Times New Roman" style:font-name-complex="Courier New" fo:color="#9876AA" fo:font-size="10pt" style:font-size-asian="10pt" style:font-size-complex="10pt" style:language-asian="it" style:country-asian="IT"/>
    </style:style>
    <style:style style:name="T40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41" style:parent-style-name="Car.predefinitoparagrafo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it" style:country-asian="IT"/>
    </style:style>
    <style:style style:name="T42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43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44" style:parent-style-name="Car.predefinitoparagrafo" style:family="text">
      <style:text-properties style:font-name="Courier New" style:font-name-asian="Times New Roman" style:font-name-complex="Courier New" fo:color="#9876AA" fo:font-size="10pt" style:font-size-asian="10pt" style:font-size-complex="10pt" style:language-asian="it" style:country-asian="IT"/>
    </style:style>
    <style:style style:name="T45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46" style:parent-style-name="Car.predefinitoparagrafo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it" style:country-asian="IT"/>
    </style:style>
    <style:style style:name="T47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48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49" style:parent-style-name="Car.predefinitoparagrafo" style:family="text">
      <style:text-properties style:font-name="Courier New" style:font-name-asian="Times New Roman" style:font-name-complex="Courier New" fo:color="#9876AA" fo:font-size="10pt" style:font-size-asian="10pt" style:font-size-complex="10pt" style:language-asian="it" style:country-asian="IT"/>
    </style:style>
    <style:style style:name="T50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51" style:parent-style-name="Car.predefinitoparagrafo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it" style:country-asian="IT"/>
    </style:style>
    <style:style style:name="T52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53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54" style:parent-style-name="Car.predefinitoparagrafo" style:family="text">
      <style:text-properties style:font-name="Courier New" style:font-name-asian="Times New Roman" style:font-name-complex="Courier New" fo:color="#9876AA" fo:font-size="10pt" style:font-size-asian="10pt" style:font-size-complex="10pt" style:language-asian="it" style:country-asian="IT"/>
    </style:style>
    <style:style style:name="T55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56" style:parent-style-name="Car.predefinitoparagrafo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it" style:country-asian="IT"/>
    </style:style>
    <style:style style:name="T57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58" style:parent-style-name="Car.predefinitoparagrafo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it" style:country-asian="IT"/>
    </style:style>
    <style:style style:name="T59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60" style:parent-style-name="Car.predefinitoparagrafo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it" style:country-asian="IT"/>
    </style:style>
    <style:style style:name="T61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62" style:parent-style-name="Car.predefinitoparagrafo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it" style:country-asian="IT"/>
    </style:style>
    <style:style style:name="T63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64" style:parent-style-name="Car.predefinitoparagrafo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it" style:country-asian="IT"/>
    </style:style>
    <style:style style:name="T65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66" style:parent-style-name="Car.predefinitoparagrafo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it" style:country-asian="IT"/>
    </style:style>
    <style:style style:name="T67" style:parent-style-name="Car.predefinitoparagrafo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it" style:country-asian="IT"/>
    </style:style>
    <style:style style:name="T68" style:parent-style-name="Car.predefinitoparagrafo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it" style:country-asian="IT"/>
    </style:style>
    <style:style style:name="T69" style:parent-style-name="Car.predefinitoparagrafo" style:family="text">
      <style:text-properties style:font-name="Courier New" style:font-name-asian="Times New Roman" style:font-name-complex="Courier New" fo:color="#9876AA" fo:font-size="10pt" style:font-size-asian="10pt" style:font-size-complex="10pt" style:language-asian="it" style:country-asian="IT"/>
    </style:style>
    <style:style style:name="T70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71" style:parent-style-name="Car.predefinitoparagrafo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it" style:country-asian="IT"/>
    </style:style>
    <style:style style:name="T72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73" style:parent-style-name="Car.predefinitoparagrafo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it" style:country-asian="IT"/>
    </style:style>
    <style:style style:name="T74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75" style:parent-style-name="Car.predefinitoparagrafo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it" style:country-asian="IT"/>
    </style:style>
    <style:style style:name="T76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77" style:parent-style-name="Car.predefinitoparagrafo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it" style:country-asian="IT"/>
    </style:style>
    <style:style style:name="T78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79" style:parent-style-name="Car.predefinitoparagrafo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it" style:country-asian="IT"/>
    </style:style>
    <style:style style:name="T80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81" style:parent-style-name="Car.predefinitoparagrafo" style:family="text">
      <style:text-properties style:font-name="Courier New" style:font-name-asian="Times New Roman" style:font-name-complex="Courier New" fo:color="#9876AA" fo:font-size="10pt" style:font-size-asian="10pt" style:font-size-complex="10pt" style:language-asian="it" style:country-asian="IT"/>
    </style:style>
    <style:style style:name="T82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83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84" style:parent-style-name="Car.predefinitoparagrafo" style:family="text">
      <style:text-properties style:font-name="Courier New" style:font-name-asian="Times New Roman" style:font-name-complex="Courier New" fo:color="#9876AA" fo:font-size="10pt" style:font-size-asian="10pt" style:font-size-complex="10pt" style:language-asian="it" style:country-asian="IT"/>
    </style:style>
    <style:style style:name="T85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86" style:parent-style-name="Car.predefinitoparagrafo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it" style:country-asian="IT"/>
    </style:style>
    <style:style style:name="T87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88" style:parent-style-name="Car.predefinitoparagrafo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it" style:country-asian="IT"/>
    </style:style>
    <style:style style:name="T89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90" style:parent-style-name="Car.predefinitoparagrafo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it" style:country-asian="IT"/>
    </style:style>
    <style:style style:name="T91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92" style:parent-style-name="Car.predefinitoparagrafo" style:family="text">
      <style:text-properties style:font-name="Courier New" style:font-name-asian="Times New Roman" style:font-name-complex="Courier New" fo:color="#9876AA" fo:font-size="10pt" style:font-size-asian="10pt" style:font-size-complex="10pt" style:language-asian="it" style:country-asian="IT"/>
    </style:style>
    <style:style style:name="T93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94" style:parent-style-name="Car.predefinitoparagrafo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it" style:country-asian="IT"/>
    </style:style>
    <style:style style:name="T95" style:parent-style-name="Car.predefinitoparagrafo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it" style:country-asian="IT"/>
    </style:style>
    <style:style style:name="T96" style:parent-style-name="Car.predefinitoparagrafo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it" style:country-asian="IT"/>
    </style:style>
    <style:style style:name="T97" style:parent-style-name="Car.predefinitoparagrafo" style:family="text">
      <style:text-properties style:font-name="Courier New" style:font-name-asian="Times New Roman" style:font-name-complex="Courier New" fo:color="#9876AA" fo:font-size="10pt" style:font-size-asian="10pt" style:font-size-complex="10pt" style:language-asian="it" style:country-asian="IT"/>
    </style:style>
    <style:style style:name="T98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99" style:parent-style-name="Car.predefinitoparagrafo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it" style:country-asian="IT"/>
    </style:style>
    <style:style style:name="T100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T101" style:parent-style-name="Car.predefinitoparagrafo" style:family="text">
      <style:text-properties style:font-name="Courier New" style:font-name-asian="Times New Roman" style:font-name-complex="Courier New" fo:color="#9876AA" fo:font-size="10pt" style:font-size-asian="10pt" style:font-size-complex="10pt" style:language-asian="it" style:country-asian="IT"/>
    </style:style>
    <style:style style:name="T102" style:parent-style-name="Car.predefinitoparagrafo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it" style:country-asian="IT"/>
    </style:style>
    <style:style style:name="P103" style:parent-style-name="Normale" style:family="paragraph">
      <style:text-properties fo:color="#000000"/>
    </style:style>
  </office:automatic-styles>
  <office:body>
    <office:text text:use-soft-page-breaks="true">
      <text:p text:style-name="P1">In ANTLR, "canale" e "canale nascosto" vengono utilizzati per specificare dove alcuni tipi di token dovrebbero essere emessi durante l'analisi.</text:p>
      <text:p text:style-name="P2">Un "canale" in ANTLR è semplicemente un meccanismo per emettere determinati tipi di token in uno stream di output separato. Per impostazione predefinita, tutti i token vengono emessi sul canale predefinito, che di solito viene utilizzato per i token regolari che fanno parte del linguaggio della grammatica.</text:p>
      <text:p text:style-name="P3">Un "canale nascosto" è un tipo speciale di canale che viene utilizzato per i token che dovrebbero essere ignorati dal parser. Questi token vengono ancora riconosciuti e consumati dal lexer, ma non vengono inclusi nell'albero di analisi finale. Ciò è utile per i token come gli spazi vuoti, i commenti o altri tipi di "rumore" nell'input che non influiscono sul significato dell'input.</text:p>
      <text:p text:style-name="P4"><text:span text:style-name="T5">Per utilizzare i canali e i canali nascosti in ANTLR, è possibile definirli nel file della grammatica utilizzando la sintassi<text:s/></text:span><text:span text:style-name="T6">channels {...}</text:span><text:span text:style-name="T7"><text:s/>o<text:s/></text:span><text:span text:style-name="T8">hidden channels {...}</text:span><text:span text:style-name="T9">, seguita da un elenco di nomi di canale. È quindi possibile specificare su quale canale un determinato token dovrebbe essere emesso utilizzando la sintassi<text:s/></text:span><text:span text:style-name="T10">-&gt; channel (nomeCanale)</text:span><text:span text:style-name="T11"><text:s/>o<text:s/></text:span><text:span text:style-name="T12">-&gt; channel (HIDDEN)</text:span><text:span text:style-name="T13"><text:s/>nelle regole del lexer.</text:span><text:span text:style-name="T14"><text:line-break/></text:span><text:span text:style-name="T15"><text:line-break/></text:span></text:p>
      <text:p text:style-name="P16">Simple Lexer</text:p>
      <text:p text:style-name="P17"><text:span text:style-name="T18"><text:line-break/></text:span><text:span text:style-name="T19">grammar<text:s/></text:span><text:span text:style-name="T20">SimpleExp</text:span><text:span text:style-name="T21">;</text:span><text:span text:style-name="T22"><text:line-break/></text:span><text:span text:style-name="T23"><text:line-break/></text:span><text:span text:style-name="T24">//parser rules</text:span><text:span text:style-name="T25"><text:line-break/></text:span><text:span text:style-name="T26"><text:line-break/></text:span><text:span text:style-name="T27">prog</text:span><text:span text:style-name="T28">: ;</text:span><text:span text:style-name="T29"><text:line-break/></text:span><text:span text:style-name="T30"><text:line-break/></text:span><text:span text:style-name="T31">//lexer rules</text:span><text:span text:style-name="T32"><text:line-break/></text:span><text:span text:style-name="T33"><text:line-break/></text:span><text:span text:style-name="T34">PLUS<text:s/></text:span><text:span text:style-name="T35">:<text:s/></text:span><text:span text:style-name="T36">'+'</text:span><text:span text:style-name="T37">;</text:span><text:span text:style-name="T38"><text:line-break/></text:span><text:span text:style-name="T39">TIMES<text:s/></text:span><text:span text:style-name="T40">:<text:s/></text:span><text:span text:style-name="T41">'*'</text:span><text:span text:style-name="T42">;</text:span><text:span text:style-name="T43"><text:line-break/></text:span><text:span text:style-name="T44">LPAR<text:s/></text:span><text:span text:style-name="T45">:<text:s/></text:span><text:span text:style-name="T46">'('</text:span><text:span text:style-name="T47">;</text:span><text:span text:style-name="T48"><text:line-break/></text:span><text:span text:style-name="T49">RPAR<text:s/></text:span><text:span text:style-name="T50">:<text:s/></text:span><text:span text:style-name="T51">')'</text:span><text:span text:style-name="T52">;</text:span><text:span text:style-name="T53"><text:line-break/></text:span><text:span text:style-name="T54">NUM <text:s text:c="4"/></text:span><text:span text:style-name="T55">:<text:s/></text:span><text:span text:style-name="T56">'0'<text:s/></text:span><text:span text:style-name="T57">| (</text:span><text:span text:style-name="T58">'1'</text:span><text:span text:style-name="T59">..</text:span><text:span text:style-name="T60">'9'</text:span><text:span text:style-name="T61">)(</text:span><text:span text:style-name="T62">'0'</text:span><text:span text:style-name="T63">..</text:span><text:span text:style-name="T64">'9'</text:span><text:span text:style-name="T65">)* ; <text:s/></text:span><text:span text:style-name="T66">// 0 oppure un qualsiasi numero tra 1 e 9 seguito da una qualsiasi quantità di numeri, anche diversi, tra 0 e 9</text:span><text:span text:style-name="T67"><text:line-break/></text:span><text:span text:style-name="T68"><text:line-break/></text:span><text:span text:style-name="T69">WHITESP <text:s text:c="3"/></text:span><text:span text:style-name="T70">: (</text:span><text:span text:style-name="T71">' '</text:span><text:span text:style-name="T72">|</text:span><text:span text:style-name="T73">'\t'</text:span><text:span text:style-name="T74">|</text:span><text:span text:style-name="T75">'\n'</text:span><text:span text:style-name="T76">|</text:span><text:span text:style-name="T77">'\r'</text:span><text:span text:style-name="T78">)+ -&gt;<text:s/></text:span><text:span text:style-name="T79">channel</text:span><text:span text:style-name="T80">(</text:span><text:span text:style-name="T81">HIDDEN</text:span><text:span text:style-name="T82">) ;</text:span><text:span text:style-name="T83"><text:line-break/></text:span><text:span text:style-name="T84">COMMENT<text:s/></text:span><text:span text:style-name="T85">:<text:s/></text:span><text:span text:style-name="T86">'/*'<text:s/></text:span><text:span text:style-name="T87">.*?<text:s/></text:span><text:span text:style-name="T88">'*/'<text:s/></text:span><text:span text:style-name="T89">-&gt;<text:s/></text:span><text:span text:style-name="T90">channel</text:span><text:span text:style-name="T91">(</text:span><text:span text:style-name="T92">HIDDEN</text:span><text:span text:style-name="T93">) ;<text:s/></text:span><text:span text:style-name="T94">// questo è un token problematico</text:span><text:span text:style-name="T95"><text:line-break/></text:span><text:span text:style-name="T96"><text:line-break/></text:span><text:span text:style-name="T97">ERR <text:s text:c="3"/></text:span><text:span text:style-name="T98">: . {System.out.println("Invalid char: "+ getText()); lexicalErrors++;} -&gt;<text:s/></text:span><text:span text:style-name="T99">channel</text:span><text:span text:style-name="T100">(</text:span><text:span text:style-name="T101">HIDDEN</text:span><text:span text:style-name="T102">) ;</text:span></text:p>
      <text:p text:style-name="P1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it" style:country-asian="IT" fo:hyphenate="false"/>
    </style:style>
    <style:style style:name="CodiceHTML" style:display-name="Codice HTML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/>
    </style:style>
    <style:style style:name="PreformattatoHTML" style:display-name="Preformattato HTML" style:family="paragraph" style:parent-style-name="Normale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it" style:country-asian="IT" fo:hyphenate="false"/>
    </style:style>
    <style:style style:name="PreformattatoHTMLCarattere" style:display-name="Preformattato HTML Carattere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 style:language-asian="it" style:country-asian="I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drea La Rosa</meta:initial-creator>
    <dc:creator>Andrea La Rosa</dc:creator>
    <meta:creation-date>2023-03-21T19:53:00Z</meta:creation-date>
    <dc:date>2023-03-21T20:20:00Z</dc:date>
    <meta:template xlink:href="Normal" xlink:type="simple"/>
    <meta:editing-cycles>2</meta:editing-cycles>
    <meta:editing-duration>PT1620S</meta:editing-duration>
    <meta:document-statistic meta:page-count="1" meta:paragraph-count="3" meta:word-count="260" meta:character-count="1741" meta:row-count="12" meta:non-whitespace-character-count="1484"/>
  </office:meta>
</office:document-meta>
</file>